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855a" officeooo:paragraph-rsid="001a855a"/>
    </style:style>
    <style:style style:name="P2" style:family="paragraph" style:parent-style-name="Standard" style:list-style-name="L1">
      <style:text-properties officeooo:rsid="001a855a" officeooo:paragraph-rsid="001a855a"/>
    </style:style>
    <style:style style:name="P3" style:family="paragraph" style:parent-style-name="Standard" style:list-style-name="L1">
      <style:text-properties officeooo:paragraph-rsid="001a855a"/>
    </style:style>
    <style:style style:name="T1" style:family="text">
      <style:text-properties officeooo:rsid="001a855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писание необходимых функция языка программирования.</text:p>
      <text:p text:style-name="P1"><text:s/></text:p>
      <text:p text:style-name="P1"/>
      <text:list xml:id="list2129887976" text:style-name="L1">
        <text:list-item>
          <text:p text:style-name="P3"><text:span text:style-name="T1">Создание переменных. <text:s/>Поддерживаются только двух байтные целые числа. Не знаю что на счёт знака. Возможно будет. </text:span></text:p>
        </text:list-item>
        <text:list-item>
          <text:p text:style-name="P2">Арифметические операции + - </text:p>
        </text:list-item>
        <text:list-item>
          <text:p text:style-name="P2">Логические операции and or xor</text:p>
        </text:list-item>
        <text:list-item>
          <text:p text:style-name="P2">Оператор ветвления.</text:p>
        </text:list-item>
        <text:list-item>
          <text:p text:style-name="P2">Простейшие циклы. 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8T15:30:45.553850202</meta:creation-date>
    <dc:date>2020-04-28T15:34:56.223536128</dc:date>
    <meta:editing-duration>PT4M11S</meta:editing-duration>
    <meta:editing-cycles>1</meta:editing-cycles>
    <meta:document-statistic meta:table-count="0" meta:image-count="0" meta:object-count="0" meta:page-count="1" meta:paragraph-count="7" meta:word-count="39" meta:character-count="266" meta:non-whitespace-character-count="233"/>
    <meta:generator>LibreOffice/6.3.3.2$Linux_X86_64 LibreOffice_project/30$Build-2</meta:generator>
  </office:meta>
</office:document-meta>
</file>